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cd1" officeooo:paragraph-rsid="001f3cd1"/>
    </style:style>
    <style:style style:name="P2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f3cd1" officeooo:paragraph-rsid="001f3cd1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K</text:p>
      <text:p text:style-name="P1"/>
      <text:p text:style-name="P2">Repo <text:span text:style-name="T1">proj-html-vuejs</text:span></text:p>
      <text:p text:style-name="P2"><text:span text:style-name="T1"/></text:p>
      <text:p text:style-name="P2"><text:span text:style-name="T1">Cosa fare</text:span><text:line-break/>Riprodurre il layout proposto <text:span text:style-name="T1">solo in versione DesktopTecnologie</text:span><text:line-break/>HTML/SASS/VueJs<text:line-break/>Aggiungere Header e Footer con VueJs creando una struttura dati che consenta di inserire i link nelle navbar. Non ci sono API da interrogare, ma create i dati a mano nel vostro js.</text:p>
      <text:p text:style-name="P2"><text:span text:style-name="T1"/></text:p>
      <text:p text:style-name="P2"><text:span text:style-name="T1">Deadline</text:span><text:line-break/>23/02 ore 18.00</text:p>
      <text:p text:style-name="P2"/>
      <text:p text:style-name="P2"><text:span text:style-name="T1">Supporto</text:span><text:line-break/><text:span text:style-name="T1">Venerdì 19 e Lunedì 22 </text:span>potrete prenotare uno slot al giorno di 10 minuti con un insegnante per poter porre domande di approfondimento/chiarimento sul progetto.</text:p>
      <text:p text:style-name="P2">Pushate almeno 15 minuti prima del vostro appuntamento con un insegnante e preparate prima le vostre domande è importante arrivare con le idee chiare per poter ricevere il massimo supporto.</text:p>
      <text:p text:style-name="P2">Ricordate avete 10 minuti a testa, potrete chiedere un numero limitato di consigli. Non sarà possibile invece aprire le consuete richieste Hotwell e non avrete supporto l’ultimo giorno di progetto (il giorno della deadline, 23/02).</text:p>
      <text:p text:style-name="P2"><text:span text:style-name="T1"/></text:p>
      <text:p text:style-name="P2"><text:span text:style-name="T1">Presentazione dei progetti</text:span><text:line-break/>I lavori saranno presentati il <text:span text:style-name="T1">24/02</text:span> personalmente con l’insegnante 1to1, sarà indispensabile quindi prenotare uno slot per poter parlare con un insegnante. Non si tratterà del classico Feedback, ma dovrete presentare il vostro progetto.</text:p>
      <text:p text:style-name="P2"><text:span text:style-name="T1"/></text:p>
      <text:p text:style-name="P2"><text:span text:style-name="T1">Organizzazione del lavoro</text:span><text:line-break/>Analizzate attentamente il layout prima di partire, utilizzate sempre il metodo dei commenti per identificare le aree del layout e individuare elementi comuni riutilizzabili. Una volta analizzato il progetto create una tabella di marcia, il lavoro è divisibile in due fasi, layout / funzionalità VueJs, è indispensabile consegnare entrambe le parti del progetto. Immaginate quindi cosa vi servirà per l’aggiunta delle parti dinamiche e scrivete i commenti anche per questa parte di lavoro. Meglio un layout con header/footer e 2 o 3 sezioni complete, che un layout completo ma senza VueJs. Teniamo presente che l’ideale è sempre consegnare il lavoro completo. Procedete poi con il layout sezione per sezione raggiungendo un livello di dettaglio il più simile a quello proposto dal designer.Ricordate: il designer ha lavorato duramente per immaginare il layout e ha scelto certe soluzioni per ottime motivazioni, il nostro compito è rendere reale la sua creatività! Calcolate poi il momento giusto per poter passare alla parte VueJs tenendo presente la Deadline.</text:p>
      <text:p text:style-name="P2"><text:span text:style-name="T1"/></text:p>
      <text:p text:style-name="P2"><text:span text:style-name="T1">GIT</text:span><text:line-break/>Create un primo commit con lo scaffolding, un secondo con i commenti, e così via all’aggiunta di ogni piccolo frammento.<text:line-break/>Pushare con regolarità vi consentirà:</text:p>
      <text:list xml:id="list228638990" text:style-name="L1">
        <text:list-item>
          <text:p text:style-name="P4">di non perdere versioni del vostro lavoro. Il vostro datore di lavoro mercoledì' 24 pretenderà di ricevere il lavoro commissionato, nella vita lavorativa non è possibile dire “ho perso il lavoro svolto”;</text:p>
        </text:list-item>
        <text:list-item>
          <text:p text:style-name="P4">di ricevere una migliore assistenza e valutazione da parte dei vostri insegnanti che controlleranno i vostri lavori durante tutto lo svolgimento del progetto.</text:p>
        </text:list-item>
      </text:list>
      <text:p text:style-name="P3"><text:soft-page-break/><text:span text:style-name="T1">Come affrontare il lavoro</text:span><text:line-break/>Affrontate il progetto a mente serena allontanando ogni ansia, divertitevi mentre mettete in pratica i concetti imparati fino ad ora, focalizzate il vero obiettivo: domani questa sarà la vostra giornata tip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1:15:02.838338845</meta:creation-date>
    <dc:date>2021-02-18T11:18:13.450983332</dc:date>
    <meta:editing-duration>PT3M11S</meta:editing-duration>
    <meta:editing-cycles>1</meta:editing-cycles>
    <meta:document-statistic meta:table-count="0" meta:image-count="0" meta:object-count="0" meta:page-count="2" meta:paragraph-count="13" meta:word-count="463" meta:character-count="3017" meta:non-whitespace-character-count="2569"/>
    <meta:generator>LibreOffice/6.4.6.2$Linux_X86_64 LibreOffice_project/40$Build-2</meta:generator>
  </office:meta>
</office:document-meta>
</file>